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&amp;_END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SHIFTY:5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SHIFTY:4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SHIFTY:5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SHIFTY:4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ALIGNGOOD:1.5&amp;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ALIGNGOOD:-1.5&amp;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CHIEVO:abuelita&amp;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CHIEVO:abuelita&amp;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CHIEVO:stonehenge&amp;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CHIEVO:stonehenge&amp;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1/23/2018</text:date>, <text:time>19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23T19:23:57.67</dc:date>
    <dc:creator>Seab Dinch</dc:creator>
    <meta:editing-duration>P22DT11H11M27S</meta:editing-duration>
    <meta:editing-cycles>595</meta:editing-cycles>
    <meta:generator>OpenOffice/4.1.2$Win32 OpenOffice.org_project/412m3$Build-9782</meta:generator>
    <meta:document-statistic meta:table-count="3" meta:cell-count="1420" meta:object-count="0"/>
  </office:meta>
</office:document-meta>
</file>